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230000C97E0000D0BDD269ED17027E609C.wmf" manifest:media-type="image/x-wmf"/>
  <manifest:file-entry manifest:full-path="Pictures/1000000000000016000000A3D0D0D9A3FB44DAF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346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39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739cm"/>
    </style:style>
    <style:style style:name="gr38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2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66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.9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4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4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7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2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5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71cm"/>
    </style:style>
    <style:style style:name="gr51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54cm"/>
    </style:style>
    <style:style style:name="gr55" style:family="graphic" style:parent-style-name="standard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71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1.365cm"/>
    </style:style>
    <style:style style:name="gr58" style:family="graphic" style:parent-style-name="standard">
      <style:graphic-properties draw:fill="solid" draw:fill-color="#b3b3b3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2.01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1.7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182cm"/>
    </style:style>
    <style:style style:name="gr6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1.171cm"/>
    </style:style>
    <style:style style:name="gr65" style:family="graphic" style:parent-style-name="objectwithoutfill">
      <style:graphic-properties draw:stroke="dash" draw:stroke-dash="Line_20_Style_20_9" draw:marker-start="" draw:marker-end="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2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0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1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62cm"/>
    </style:style>
    <style:style style:name="gr73" style:family="graphic" style:parent-style-name="standard">
      <style:graphic-properties draw:fill="solid" draw:fill-color="#94bd5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77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762cm"/>
    </style:style>
    <style:style style:name="gr80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889cm"/>
    </style:style>
    <style:style style:name="gr8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8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87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0" style:family="graphic" style:parent-style-name="standard">
      <style:graphic-properties draw:marker-start="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8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4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22pt" fo:font-weight="bold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solid" draw:fill-color="#b3b3b3"/>
      <style:paragraph-properties fo:text-align="center"/>
    </style:style>
    <style:style style:name="P21" style:family="paragraph">
      <loext:graphic-properties draw:fill="solid" draw:fill-color="#94bd5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Arial1" fo:font-size="12pt" fo:font-weight="bold" style:font-size-asian="12pt" style:font-size-complex="12pt"/>
    </style:style>
    <style:style style:name="P23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1" fo:font-size="11pt" fo:font-weight="bold"/>
    </style:style>
    <style:style style:name="T2" style:family="text">
      <style:text-properties style:font-name="Arial1" fo:font-size="11pt" fo:font-style="italic"/>
    </style:style>
    <style:style style:name="T3" style:family="text">
      <style:text-properties style:font-name="Arial1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1" fo:font-size="11pt" fo:font-weight="bold" style:font-weight-asian="bold" style:font-weight-complex="bold"/>
    </style:style>
    <style:style style:name="T5" style:family="text">
      <style:text-properties style:font-name="Arial1" fo:font-size="22pt" fo:font-weight="bold" style:font-size-asian="22pt" style:font-size-complex="22pt"/>
    </style:style>
    <style:style style:name="T6" style:family="text">
      <style:text-properties style:font-name="Arial1" fo:font-size="11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1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46cm" svg:height="0.905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5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5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46cm" svg:height="0.905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5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5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5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5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46cm" svg:height="0.905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52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5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39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5" draw:layer="layout" svg:width="3.029cm" svg:height="0.886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7" draw:text-style-name="P7" draw:layer="layout" svg:width="1.67cm" svg:height="0.433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7" draw:text-style-name="P7" draw:layer="layout" svg:width="1.996cm" svg:height="0.433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37" draw:text-style-name="P7" draw:layer="layout" svg:width="1.213cm" svg:height="0.433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37" draw:text-style-name="P7" draw:layer="layout" svg:width="1.928cm" svg:height="0.433cm" svg:x="14.082cm" svg:y="10.047cm">
          <draw:text-box>
            <text:p text:style-name="P6"><text:span text:style-name="T1">O</text:span><text:span text:style-name="T1">u</text:span><text:span text:style-name="T1">t</text:span><text:span text:style-name="T1">R</text:span><text:span text:style-name="T1">e</text:span><text:span text:style-name="T1">p</text:span><text:span text:style-name="T1">o</text:span><text:span text:style-name="T1">r</text:span><text:span text:style-name="T1">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10" draw:text-style-name="P7" draw:layer="layout" svg:width="6.233cm" svg:height="0.455cm" svg:x="10.001cm" svg:y="7.264cm">
          <draw:text-box>
            <text:p text:style-name="P6"><text:span text:style-name="T1">App</text:span><text:span text:style-name="T1">licat</text:span><text:span text:style-name="T1">ion-</text:span><text:span text:style-name="T1">Spe</text:span><text:span text:style-name="T1">cific </text:span><text:span text:style-name="T1">Co</text:span><text:span text:style-name="T1">mpo</text:span><text:span text:style-name="T1">nent</text:span><text:span text:style-name="T1">s</text:span></text:p>
          </draw:text-box>
        </draw:frame>
        <draw:custom-shape draw:style-name="gr38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39" draw:text-style-name="P9" draw:layer="layout" svg:width="2.898cm" svg:height="0.619cm" svg:x="9.3cm" svg:y="15.189cm">
          <draw:text-box>
            <text:p text:style-name="P6"><text:span text:style-name="T2">Raw </text:span><text:span text:style-name="T2">TC </text:span><text:span text:style-name="T2">Pack</text:span><text:span text:style-name="T2">ets</text:span></text:p>
          </draw:text-box>
        </draw:frame>
        <draw:frame draw:style-name="gr40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1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35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</text:span><text:span text:style-name="T2">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2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office:forms form:automatic-focus="false" form:apply-design-mode="false"/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3.471cm" svg:height="4.211cm" svg:x="8.89cm" svg:y="4.806cm">
          <text:p/>
        </draw:rect>
        <draw:frame draw:style-name="gr43" draw:text-style-name="P7" draw:layer="layout" svg:width="2.25cm" svg:height="0.455cm" svg:x="8.889cm" svg:y="4.298cm">
          <draw:text-box>
            <text:p text:style-name="P6"><text:span text:style-name="T1">InCommand</text:span></text:p>
          </draw:text-box>
        </draw:frame>
        <draw:rect draw:style-name="gr5" draw:text-style-name="P8" draw:layer="layout" svg:width="4.029cm" svg:height="0.478cm" svg:x="10.703cm" svg:y="5.088cm">
          <text:p/>
        </draw:rect>
        <draw:frame draw:style-name="gr44" draw:text-style-name="P7" draw:layer="layout" svg:width="3.444cm" svg:height="0.455cm" svg:x="10.97cm" svg:y="5.111cm">
          <draw:text-box>
            <text:p text:style-name="P6"><text:span text:style-name="T1">Adaptation Point 1</text:span></text:p>
          </draw:text-box>
        </draw:frame>
        <draw:frame draw:style-name="gr45" draw:text-style-name="P9" draw:layer="layout" svg:width="3.791cm" svg:height="0.905cm" draw:transform="rotate (1.5707963267949) translate (9.161cm 8.826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rect draw:style-name="gr5" draw:text-style-name="P8" draw:layer="layout" svg:width="4.029cm" svg:height="0.478cm" svg:x="10.704cm" svg:y="5.888cm">
          <text:p/>
        </draw:rect>
        <draw:frame draw:style-name="gr44" draw:text-style-name="P7" draw:layer="layout" svg:width="3.444cm" svg:height="0.455cm" svg:x="10.971cm" svg:y="5.911cm">
          <draw:text-box>
            <text:p text:style-name="P6"><text:span text:style-name="T1">Adaptation Point 2</text:span></text:p>
          </draw:text-box>
        </draw:frame>
        <draw:rect draw:style-name="gr5" draw:text-style-name="P8" draw:layer="layout" svg:width="4.029cm" svg:height="0.478cm" svg:x="10.705cm" svg:y="6.688cm">
          <text:p/>
        </draw:rect>
        <draw:frame draw:style-name="gr27" draw:text-style-name="P16" draw:layer="layout" svg:width="1.171cm" svg:height="0.455cm" svg:x="10.972cm" svg:y="6.711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06cm" svg:y="7.488cm">
          <text:p/>
        </draw:rect>
        <draw:frame draw:style-name="gr46" draw:text-style-name="P7" draw:layer="layout" svg:width="3.507cm" svg:height="0.455cm" svg:x="10.973cm" svg:y="7.511cm">
          <draw:text-box>
            <text:p text:style-name="P6"><text:span text:style-name="T1">Adaptation Point N</text:span></text:p>
          </draw:text-box>
        </draw:frame>
        <draw:custom-shape draw:style-name="gr30" draw:text-style-name="P12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22cm" svg:x="8.884cm" svg:y="11.807cm">
          <text:p/>
        </draw:rect>
        <draw:frame draw:style-name="gr47" draw:text-style-name="P7" draw:layer="layout" svg:width="1.323cm" svg:height="0.455cm" svg:x="8.883cm" svg:y="11.299cm">
          <draw:text-box>
            <text:p text:style-name="P6"><text:span text:style-name="T1">TC(3,2)</text:span></text:p>
          </draw:text-box>
        </draw:frame>
        <draw:rect draw:style-name="gr5" draw:text-style-name="P8" draw:layer="layout" svg:width="4.029cm" svg:height="0.478cm" svg:x="10.697cm" svg:y="12.089cm">
          <text:p/>
        </draw:rect>
        <draw:frame draw:style-name="gr48" draw:text-style-name="P7" draw:layer="layout" svg:width="3.291cm" svg:height="0.455cm" svg:x="10.964cm" svg:y="12.112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10.698cm" svg:y="12.889cm">
          <text:p/>
        </draw:rect>
        <draw:frame draw:style-name="gr48" draw:text-style-name="P7" draw:layer="layout" svg:width="3.291cm" svg:height="0.455cm" svg:x="10.965cm" svg:y="12.912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10.699cm" svg:y="13.689cm">
          <text:p/>
        </draw:rect>
        <draw:frame draw:style-name="gr27" draw:text-style-name="P16" draw:layer="layout" svg:width="1.171cm" svg:height="0.455cm" svg:x="10.966cm" svg:y="13.712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cm" svg:y="14.489cm">
          <text:p/>
        </draw:rect>
        <draw:frame draw:style-name="gr49" draw:text-style-name="P7" draw:layer="layout" svg:width="3.355cm" svg:height="0.455cm" svg:x="10.967cm" svg:y="14.512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143cm" svg:x="2.485cm" svg:y="11.808cm">
          <text:p/>
        </draw:rect>
        <draw:frame draw:style-name="gr47" draw:text-style-name="P7" draw:layer="layout" svg:width="1.323cm" svg:height="0.455cm" svg:x="2.484cm" svg:y="11.3cm">
          <draw:text-box>
            <text:p text:style-name="P6"><text:span text:style-name="T1">TC(3,1)</text:span></text:p>
          </draw:text-box>
        </draw:frame>
        <draw:rect draw:style-name="gr5" draw:text-style-name="P8" draw:layer="layout" svg:width="4.029cm" svg:height="0.478cm" svg:x="4.298cm" svg:y="12.09cm">
          <text:p/>
        </draw:rect>
        <draw:frame draw:style-name="gr48" draw:text-style-name="P7" draw:layer="layout" svg:width="3.291cm" svg:height="0.455cm" svg:x="4.565cm" svg:y="12.113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4.299cm" svg:y="12.89cm">
          <text:p/>
        </draw:rect>
        <draw:frame draw:style-name="gr48" draw:text-style-name="P7" draw:layer="layout" svg:width="3.291cm" svg:height="0.455cm" svg:x="4.566cm" svg:y="12.913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4.3cm" svg:y="13.69cm">
          <text:p/>
        </draw:rect>
        <draw:frame draw:style-name="gr27" draw:text-style-name="P16" draw:layer="layout" svg:width="1.171cm" svg:height="0.455cm" svg:x="4.567cm" svg:y="13.713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4.301cm" svg:y="14.49cm">
          <text:p/>
        </draw:rect>
        <draw:frame draw:style-name="gr49" draw:text-style-name="P7" draw:layer="layout" svg:width="3.355cm" svg:height="0.455cm" svg:x="4.568cm" svg:y="14.513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16.544cm 9.665cm)">
          <text:p/>
          <draw:enhanced-geometry svg:viewBox="0 0 21600 21600" draw:mirror-horizontal="true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9" draw:layer="layout" svg:width="3.791cm" svg:height="0.905cm" draw:transform="rotate (1.5707963267949) translate (9.162cm 15.808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45" draw:text-style-name="P9" draw:layer="layout" svg:width="3.791cm" svg:height="0.905cm" draw:transform="rotate (1.5707963267949) translate (2.763cm 15.79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0" draw:text-style-name="P17" draw:layer="layout" svg:width="1.171cm" svg:height="0.869cm" svg:x="16.384cm" svg:y="12cm">
          <draw:text-box>
            <text:p text:style-name="P6"><text:span text:style-name="T5">. . .</text:span></text:p>
          </draw:text-box>
        </draw:frame>
        <draw:line draw:style-name="gr51" draw:text-style-name="P1" draw:layer="layout" svg:x1="1.574cm" svg:y1="10.083cm" svg:x2="19.507cm" svg:y2="9.982cm">
          <text:p/>
        </draw:line>
        <draw:frame draw:style-name="gr52" draw:text-style-name="P18" draw:layer="layout" svg:width="3.698cm" svg:height="0.455cm" svg:x="1.701cm" svg:y="9.525cm">
          <draw:text-box>
            <text:p text:style-name="P6"><text:span text:style-name="T6">CORDET Framework</text:span></text:p>
          </draw:text-box>
        </draw:frame>
        <draw:frame draw:style-name="gr53" draw:text-style-name="P18" draw:layer="layout" svg:width="2.614cm" svg:height="0.455cm" svg:x="1.706cm" svg:y="10.226cm">
          <draw:text-box>
            <text:p text:style-name="P6"><text:span text:style-name="T6">PUS Extension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draw:layer="layout" svg:width="1.63cm" svg:height="1.089cm" svg:x="3.906cm" svg:y="9.74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54" draw:text-style-name="P19" draw:layer="layout" svg:width="0.954cm" svg:height="0.581cm" svg:x="7.958cm" svg:y="7.594cm">
          <draw:text-box>
            <text:p text:style-name="P6"><text:span text:style-name="T3">CDR</text:span></text:p>
          </draw:text-box>
        </draw:frame>
        <draw:line draw:style-name="gr55" draw:text-style-name="P1" draw:layer="layout" svg:x1="6.341cm" svg:y1="8.562cm" svg:x2="6.815cm" svg:y2="9.336cm">
          <text:p/>
        </draw:line>
        <draw:rect draw:style-name="gr3" draw:text-style-name="P5" draw:layer="layout" svg:width="1.63cm" svg:height="1.089cm" svg:x="3.807cm" svg:y="9.645cm">
          <text:p/>
        </draw:rect>
        <draw:frame draw:style-name="gr56" draw:text-style-name="P9" draw:layer="layout" svg:width="3.719cm" svg:height="0.905cm" svg:x="3.57cm" svg:y="8.004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draw:layer="layout" svg:width="1.63cm" svg:height="1.138cm" svg:x="3.683cm" svg:y="9.471cm">
          <text:p/>
        </draw:rect>
        <draw:frame draw:style-name="gr57" draw:text-style-name="P7" draw:layer="layout" svg:width="1.365cm" svg:height="0.905cm" svg:x="3.865cm" svg:y="9.578cm">
          <draw:text-box>
            <text:p text:style-name="P6"><text:span text:style-name="T1">IFSW</text:span></text:p>
            <text:p text:style-name="P6"><text:span text:style-name="T1">Module</text:span></text:p>
          </draw:text-box>
        </draw:frame>
        <draw:custom-shape draw:style-name="gr30" draw:text-style-name="P12" draw:layer="layout" svg:width="1.048cm" svg:height="0.674cm" draw:transform="rotate (-1.5707963267949) translate (4.987cm 11.033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8" draw:text-style-name="P20" xml:id="id1" draw:id="id1" draw:layer="layout" svg:width="2.379cm" svg:height="1.533cm" svg:x="3.412cm" svg:y="12.245cm">
          <text:p/>
        </draw:rect>
        <draw:frame draw:style-name="gr59" draw:text-style-name="P7" draw:layer="layout" svg:width="2.017cm" svg:height="1.368cm" svg:x="3.594cm" svg:y="12.352cm">
          <draw:text-box>
            <text:p text:style-name="P6"><text:span text:style-name="T1">Unit &amp;</text:span></text:p>
            <text:p text:style-name="P6"><text:span text:style-name="T1">Integration</text:span></text:p>
            <text:p text:style-name="P6"><text:span text:style-name="T1">Tests</text:span></text:p>
          </draw:text-box>
        </draw:frame>
        <draw:rect draw:style-name="gr58" draw:text-style-name="P20" xml:id="id3" draw:id="id3" draw:layer="layout" svg:width="2.379cm" svg:height="1.533cm" svg:x="5.612cm" svg:y="14.145cm">
          <text:p/>
        </draw:rect>
        <draw:frame draw:style-name="gr60" draw:text-style-name="P7" draw:layer="layout" svg:width="1.776cm" svg:height="1.368cm" svg:x="5.894cm" svg:y="14.252cm">
          <draw:text-box>
            <text:p text:style-name="P6"><text:span text:style-name="T1">Hardware</text:span></text:p>
            <text:p text:style-name="P6"><text:span text:style-name="T1">Software</text:span></text:p>
            <text:p text:style-name="P6"><text:span text:style-name="T1">Tests</text:span></text:p>
          </draw:text-box>
        </draw:frame>
        <draw:rect draw:style-name="gr58" draw:text-style-name="P20" xml:id="id2" draw:id="id2" draw:layer="layout" svg:width="2.753cm" svg:height="1.173cm" svg:x="9.303cm" svg:y="12.98cm">
          <text:p/>
        </draw:rect>
        <draw:frame draw:style-name="gr61" draw:text-style-name="P7" draw:layer="layout" svg:width="2.368cm" svg:height="0.905cm" svg:x="9.535cm" svg:y="13.126cm">
          <draw:text-box>
            <text:p text:style-name="P6"><text:span text:style-name="T1">Qualification</text:span></text:p>
            <text:p text:style-name="P6"><text:span text:style-name="T1">Tests</text:span></text:p>
          </draw:text-box>
        </draw:frame>
        <draw:rect draw:style-name="gr3" draw:text-style-name="P5" draw:layer="layout" svg:width="1.63cm" svg:height="1.089cm" svg:x="6.006cm" svg:y="9.745cm">
          <text:p/>
        </draw:rect>
        <draw:rect draw:style-name="gr3" draw:text-style-name="P5" draw:layer="layout" svg:width="1.63cm" svg:height="1.089cm" svg:x="5.907cm" svg:y="9.645cm">
          <text:p/>
        </draw:rect>
        <draw:rect draw:style-name="gr3" draw:text-style-name="P5" draw:layer="layout" svg:width="1.63cm" svg:height="1.138cm" svg:x="5.783cm" svg:y="9.471cm">
          <text:p/>
        </draw:rect>
        <draw:frame draw:style-name="gr57" draw:text-style-name="P7" draw:layer="layout" svg:width="1.365cm" svg:height="0.905cm" svg:x="5.965cm" svg:y="9.578cm">
          <draw:text-box>
            <text:p text:style-name="P6"><text:span text:style-name="T1">IFSW</text:span></text:p>
            <text:p text:style-name="P6"><text:span text:style-name="T1">Module</text:span></text:p>
          </draw:text-box>
        </draw:frame>
        <draw:rect draw:style-name="gr58" draw:text-style-name="P20" xml:id="id4" draw:id="id4" draw:layer="layout" svg:width="2.753cm" svg:height="1.173cm" svg:x="13.503cm" svg:y="12.98cm">
          <text:p/>
        </draw:rect>
        <draw:frame draw:style-name="gr62" draw:text-style-name="P7" draw:layer="layout" svg:width="2.182cm" svg:height="0.905cm" svg:x="13.835cm" svg:y="13.126cm">
          <draw:text-box>
            <text:p text:style-name="P6"><text:span text:style-name="T1">Acce</text:span><text:span text:style-name="T1">ptanc</text:span><text:span text:style-name="T1">e</text:span></text:p>
            <text:p text:style-name="P6"><text:span text:style-name="T1">Tests</text:span></text:p>
          </draw:text-box>
        </draw:frame>
        <draw:connector draw:style-name="gr63" draw:text-style-name="P1" draw:layer="layout" svg:x1="5.791cm" svg:y1="13.011cm" svg:x2="9.303cm" svg:y2="13.566cm" draw:start-shape="id1" draw:start-glue-point="1" draw:end-shape="id2" draw:end-glue-point="3" svg:d="M5791 13011h1756v555h1756" svg:viewBox="0 0 3513 556">
          <text:p/>
        </draw:connector>
        <draw:custom-shape draw:style-name="gr30" draw:text-style-name="P12" draw:layer="layout" svg:width="2.921cm" svg:height="0.674cm" draw:transform="rotate (-1.5707963267949) translate (7.082cm 11.057cm)">
          <text:p/>
          <draw:enhanced-geometry svg:viewBox="0 0 21600 21600" draw:text-areas="0 ?f0 ?f5 ?f2" draw:type="right-arrow" draw:modifiers="18650.5133470226 45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3" draw:text-style-name="P1" draw:layer="layout" svg:x1="7.991cm" svg:y1="14.911cm" svg:x2="9.303cm" svg:y2="13.566cm" draw:start-shape="id3" draw:start-glue-point="1" draw:end-shape="id2" draw:end-glue-point="3" svg:d="M7991 14911h656v-1345h656" svg:viewBox="0 0 1313 1346">
          <text:p/>
        </draw:connector>
        <draw:connector draw:style-name="gr63" draw:text-style-name="P1" draw:layer="layout" svg:x1="12.056cm" svg:y1="13.566cm" svg:x2="13.503cm" svg:y2="13.566cm" draw:start-shape="id2" draw:start-glue-point="1" draw:end-shape="id4" draw:end-glue-point="3" svg:d="M12056 13566h1447" svg:viewBox="0 0 1448 1">
          <text:p/>
        </draw:connector>
        <draw:rect draw:style-name="gr3" draw:text-style-name="P5" draw:layer="layout" svg:width="1.63cm" svg:height="1.138cm" svg:x="9.882cm" svg:y="9.47cm">
          <text:p/>
        </draw:rect>
        <draw:frame draw:style-name="gr64" draw:text-style-name="P7" draw:layer="layout" svg:width="1.171cm" svg:height="0.905cm" svg:x="10.164cm" svg:y="9.577cm">
          <draw:text-box>
            <text:p text:style-name="P6"><text:span text:style-name="T1">IFSW</text:span></text:p>
            <text:p text:style-name="P6"><text:span text:style-name="T1">Image</text:span></text:p>
          </draw:text-box>
        </draw:frame>
        <draw:custom-shape draw:style-name="gr30" draw:text-style-name="P12" draw:layer="layout" svg:width="1.948cm" svg:height="0.674cm" draw:transform="rotate (-1.5707963267949) translate (11.074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1.63cm" svg:height="1.138cm" svg:x="14.081cm" svg:y="9.47cm">
          <text:p/>
        </draw:rect>
        <draw:frame draw:style-name="gr64" draw:text-style-name="P7" draw:layer="layout" svg:width="1.171cm" svg:height="0.905cm" svg:x="14.363cm" svg:y="9.577cm">
          <draw:text-box>
            <text:p text:style-name="P6"><text:span text:style-name="T1">IFSW</text:span></text:p>
            <text:p text:style-name="P6"><text:span text:style-name="T1">Image</text:span></text:p>
          </draw:text-box>
        </draw:frame>
        <draw:custom-shape draw:style-name="gr30" draw:text-style-name="P12" draw:layer="layout" svg:width="1.948cm" svg:height="0.674cm" draw:transform="rotate (-1.5707963267949) translate (15.273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5" draw:text-style-name="P1" draw:layer="layout" svg:x1="8.425cm" svg:y1="8.063cm" svg:x2="8.425cm" svg:y2="16.349cm">
          <text:p/>
        </draw:line>
        <draw:frame draw:style-name="gr66" draw:text-style-name="P19" draw:layer="layout" svg:width="0.821cm" svg:height="0.581cm" svg:x="12.458cm" svg:y="7.595cm">
          <draw:text-box>
            <text:p text:style-name="P6"><text:span text:style-name="T3">QR</text:span></text:p>
          </draw:text-box>
        </draw:frame>
        <draw:line draw:style-name="gr65" draw:text-style-name="P1" draw:layer="layout" svg:x1="12.725cm" svg:y1="8.064cm" svg:x2="12.725cm" svg:y2="16.35cm">
          <text:p/>
        </draw:line>
        <draw:connector draw:style-name="gr63" draw:text-style-name="P1" draw:layer="layout" svg:x1="16.257cm" svg:y1="13.567cm" svg:x2="17.704cm" svg:y2="13.567cm" svg:d="M16257 13567h1447" svg:viewBox="0 0 1448 1">
          <text:p/>
        </draw:connector>
        <draw:frame draw:style-name="gr66" draw:text-style-name="P19" draw:layer="layout" svg:width="0.821cm" svg:height="0.581cm" svg:x="16.659cm" svg:y="7.596cm">
          <draw:text-box>
            <text:p text:style-name="P6"><text:span text:style-name="T3">AR</text:span></text:p>
          </draw:text-box>
        </draw:frame>
        <draw:line draw:style-name="gr65" draw:text-style-name="P1" draw:layer="layout" svg:x1="16.926cm" svg:y1="8.065cm" svg:x2="16.926cm" svg:y2="16.351cm">
          <text:p/>
        </draw:lin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7" draw:text-style-name="P9" draw:layer="layout" svg:width="2.07cm" svg:height="0.905cm" svg:x="2.722cm" svg:y="4.284cm">
          <draw:text-box>
            <text:p text:style-name="P6"><text:span text:style-name="T2">TS </text:span><text:span text:style-name="T2">define</text:span><text:span text:style-name="T2">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8" draw:text-style-name="P20" xml:id="id12" draw:id="id12" draw:layer="layout" svg:width="2.753cm" svg:height="1.173cm" svg:x="5.134cm" svg:y="8.089cm">
          <text:p/>
        </draw:rect>
        <draw:frame draw:style-name="gr68" draw:text-style-name="P7" draw:layer="layout" svg:width="2cm" svg:height="0.905cm" svg:x="5.466cm" svg:y="8.235cm">
          <draw:text-box>
            <text:p text:style-name="P6"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(</text:span><text:span text:style-name="T1">s</text:span><text:span text:style-name="T1">)</text:span></text:p>
            <text:p text:style-name="P6"><text:span text:style-name="T1">U</text:span><text:span text:style-name="T1">n</text:span><text:span text:style-name="T1">d</text:span><text:span text:style-name="T1">e</text:span><text:span text:style-name="T1">r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69" draw:text-style-name="P7" draw:layer="layout" svg:width="1.344cm" svg:height="0.455cm" svg:x="7.318cm" svg:y="6.238cm">
          <draw:text-box>
            <text:p text:style-name="P6"><text:span text:style-name="T1">S</text:span><text:span text:style-name="T1">t</text:span><text:span text:style-name="T1">u</text:span><text:span text:style-name="T1">b</text:span><text:span text:style-name="T1">(</text:span><text:span text:style-name="T1">s</text:span><text:span text:style-name="T1">)</text:span></text:p>
          </draw:text-box>
        </draw:frame>
        <draw:rect draw:style-name="gr3" draw:text-style-name="P5" xml:id="id7" draw:id="id7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63" draw:text-style-name="P1" draw:layer="layout" svg:x1="8.162cm" svg:y1="5.229cm" svg:x2="10.159cm" svg:y2="8.197cm" draw:start-shape="id5" draw:start-glue-point="1" draw:end-shape="id6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6" draw:id="id6" draw:layer="layout" svg:width="1.63cm" svg:height="0.864cm" svg:x="9.344cm" svg:y="8.197cm">
          <text:p/>
        </draw:rect>
        <draw:frame draw:style-name="gr70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5" draw:id="id5" draw:layer="layout" svg:width="3.445cm" svg:height="0.864cm" svg:x="4.717cm" svg:y="4.797cm">
          <text:p/>
        </draw:rect>
        <draw:frame draw:style-name="gr71" draw:text-style-name="P7" draw:layer="layout" svg:width="2.711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63" draw:text-style-name="P1" draw:layer="layout" svg:x1="4.717cm" svg:y1="5.229cm" svg:x2="2.959cm" svg:y2="8.198cm" draw:start-shape="id5" draw:start-glue-point="3" draw:end-shape="id7" draw:end-glue-point="0" svg:d="M4717 5229h-1758v2969" svg:viewBox="0 0 1759 2970">
          <text:p/>
        </draw:connector>
        <draw:frame draw:style-name="gr72" draw:text-style-name="P9" draw:layer="layout" svg:width="2.62cm" svg:height="0.905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67" draw:text-style-name="P9" draw:layer="layout" svg:width="2.07cm" svg:height="0.905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58" draw:text-style-name="P20" xml:id="id14" draw:id="id14" draw:layer="layout" svg:width="2.753cm" svg:height="1.173cm" svg:x="16.265cm" svg:y="13.454cm">
          <text:p/>
        </draw:rect>
        <draw:frame draw:style-name="gr68" draw:text-style-name="P7" draw:layer="layout" svg:width="2cm" svg:height="0.905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69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10" draw:id="id10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63" draw:text-style-name="P1" draw:layer="layout" svg:x1="19.293cm" svg:y1="10.094cm" svg:x2="22.39cm" svg:y2="13.612cm" draw:start-shape="id8" draw:start-glue-point="1" draw:end-shape="id9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9" draw:id="id9" draw:layer="layout" svg:width="1.63cm" svg:height="0.864cm" svg:x="21.575cm" svg:y="13.612cm">
          <text:p/>
        </draw:rect>
        <draw:frame draw:style-name="gr70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8" draw:id="id8" draw:layer="layout" svg:width="3.445cm" svg:height="0.864cm" svg:x="15.848cm" svg:y="9.662cm">
          <text:p/>
        </draw:rect>
        <draw:frame draw:style-name="gr71" draw:text-style-name="P7" draw:layer="layout" svg:width="2.711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63" draw:text-style-name="P1" draw:layer="layout" svg:x1="15.848cm" svg:y1="10.094cm" svg:x2="12.79cm" svg:y2="13.563cm" draw:start-shape="id8" draw:start-glue-point="3" draw:end-shape="id10" draw:end-glue-point="0" svg:d="M15848 10094h-3058v3469" svg:viewBox="0 0 3059 3470">
          <text:p/>
        </draw:connector>
        <draw:frame draw:style-name="gr72" draw:text-style-name="P9" draw:layer="layout" svg:width="2.62cm" svg:height="0.905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73" draw:text-style-name="P21" draw:layer="layout" svg:width="2.753cm" svg:height="0.825cm" svg:x="16.299cm" svg:y="14.875cm">
          <text:p/>
        </draw:rect>
        <draw:frame draw:style-name="gr74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1" draw:id="id11" draw:layer="layout" svg:width="2.597cm" svg:height="0.726cm" svg:x="3.194cm" svg:y="6.764cm">
          <text:p/>
        </draw:rect>
        <draw:frame draw:style-name="gr75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63" draw:text-style-name="P1" draw:layer="layout" svg:x1="5.791cm" svg:y1="7.127cm" svg:x2="6.51cm" svg:y2="8.089cm" draw:start-shape="id11" draw:start-glue-point="1" draw:end-shape="id12" svg:d="M5791 7127h719v962" svg:viewBox="0 0 720 963">
          <text:p/>
        </draw:connector>
        <draw:rect draw:style-name="gr3" draw:text-style-name="P5" xml:id="id13" draw:id="id13" draw:layer="layout" svg:width="2.597cm" svg:height="0.726cm" svg:x="14.3cm" svg:y="12.079cm">
          <text:p/>
        </draw:rect>
        <draw:frame draw:style-name="gr75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63" draw:text-style-name="P1" draw:layer="layout" svg:x1="16.897cm" svg:y1="12.442cm" svg:x2="17.641cm" svg:y2="13.454cm" draw:start-shape="id13" draw:start-glue-point="1" draw:end-shape="id14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3" draw:text-style-name="P21" draw:layer="layout" svg:width="8.836cm" svg:height="0.726cm" svg:x="2.172cm" svg:y="9.483cm">
          <text:p/>
        </draw:rect>
        <draw:frame draw:style-name="gr76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77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78" draw:text-style-name="P22" draw:layer="layout" svg:width="1.183cm" svg:height="0.479cm" svg:x="11.839cm" svg:y="8.497cm">
          <draw:text-box>
            <text:p text:style-name="P6"><text:span text:style-name="T7">EGSE</text:span></text:p>
          </draw:text-box>
        </draw:frame>
        <draw:frame draw:style-name="gr79" draw:text-style-name="P9" draw:layer="layout" svg:width="2.762cm" svg:height="0.905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0" draw:text-style-name="P1" draw:layer="layout" svg:x1="14.478cm" svg:y1="15.301cm" svg:x2="15.027cm" svg:y2="14.253cm">
          <text:p/>
        </draw:line>
        <draw:frame draw:style-name="gr81" draw:text-style-name="P9" draw:layer="layout" svg:width="2.889cm" svg:height="0.905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0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22" draw:id="id22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21" draw:id="id21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20" draw:id="id20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58" draw:text-style-name="P20" draw:layer="layout" svg:width="2.753cm" svg:height="0.898cm" svg:x="11.373cm" svg:y="11.782cm">
          <text:p/>
        </draw:rect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15" draw:id="id15" draw:layer="layout" svg:width="3.445cm" svg:height="0.864cm" svg:x="10.956cm" svg:y="8.015cm">
          <text:p/>
        </draw:rect>
        <draw:frame draw:style-name="gr71" draw:text-style-name="P7" draw:layer="layout" svg:width="2.711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draw:line-skew="-0.549cm" svg:x1="10.956cm" svg:y1="8.447cm" svg:x2="8.262cm" svg:y2="13.34cm" draw:start-shape="id15" draw:start-glue-point="3" draw:end-shape="id16" draw:end-glue-point="3" svg:d="M10956 8447h-3744v4893h1050" svg:viewBox="0 0 3745 4894">
          <text:p/>
        </draw:connector>
        <draw:frame draw:style-name="gr86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74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17" draw:id="id17" draw:layer="layout" svg:width="2.597cm" svg:height="0.726cm" svg:x="9.708cm" svg:y="10.132cm">
          <text:p/>
        </draw:rect>
        <draw:frame draw:style-name="gr75" draw:text-style-name="P7" draw:layer="layout" svg:width="2.296cm" svg:height="0.455cm" svg:x="9.815cm" svg:y="10.329cm">
          <draw:text-box>
            <text:p text:style-name="P6"><text:span text:style-name="T1">Con</text:span><text:span text:style-name="T1">fig. </text:span><text:span text:style-name="T1">Data</text:span></text:p>
          </draw:text-box>
        </draw:frame>
        <draw:connector draw:style-name="gr87" draw:text-style-name="P1" draw:layer="layout" svg:x1="12.305cm" svg:y1="10.495cm" svg:x2="12.741cm" svg:y2="11.553cm" draw:start-shape="id17" draw:start-glue-point="1" draw:end-shape="id18" draw:end-glue-point="0" svg:d="M12305 10495h436v1058" svg:viewBox="0 0 437 1059">
          <text:p/>
        </draw:connector>
        <draw:polygon draw:style-name="gr77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78" draw:text-style-name="P22" draw:layer="layout" svg:width="1.183cm" svg:height="0.479cm" svg:x="6.897cm" svg:y="7.274cm">
          <draw:text-box>
            <text:p text:style-name="P6"><text:span text:style-name="T7">EG</text:span><text:span text:style-name="T7">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</text:span><text:span text:style-name="T2">cewi</text:span><text:span text:style-name="T2">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19" draw:id="id19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16" draw:id="id16" draw:layer="layout" svg:width="1.798cm" svg:height="0.825cm" svg:x="8.262cm" svg:y="12.928cm">
          <text:p/>
        </draw:rect>
        <draw:frame draw:style-name="gr89" draw:text-style-name="P7" draw:layer="layout" svg:width="1.623cm" svg:height="0.455cm" svg:x="8.388cm" svg:y="13.149cm">
          <draw:text-box>
            <text:p text:style-name="P6"><text:span text:style-name="T1">SE</text:span><text:span text:style-name="T1">M </text:span><text:span text:style-name="T1">B/B</text:span></text:p>
          </draw:text-box>
        </draw:frame>
        <draw:connector draw:style-name="gr90" draw:layer="layout" svg:x1="10.256cm" svg:y1="13.403cm" svg:x2="11.233cm" svg:y2="13.404cm" draw:start-shape="id19" draw:start-glue-point="1" draw:end-shape="id20" draw:end-glue-point="3" svg:d="M10256 13403h489v1h488" svg:viewBox="0 0 978 2">
          <text:p/>
        </draw:connector>
        <draw:rect draw:style-name="gr73" draw:text-style-name="P21" xml:id="id23" draw:id="id23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0" draw:layer="layout" svg:x1="14.356cm" svg:y1="13.403cm" svg:x2="15.431cm" svg:y2="13.402cm" draw:start-shape="id21" draw:start-glue-point="1" draw:end-shape="id22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8.447cm" svg:x2="16.861cm" svg:y2="12.928cm" draw:start-shape="id15" draw:start-glue-point="1" draw:end-shape="id23" draw:end-glue-point="0" svg:d="M14401 8447h2460v4481" svg:viewBox="0 0 2461 4482">
          <text:p/>
        </draw:connector>
        <draw:rect draw:style-name="gr58" draw:text-style-name="P20" xml:id="id18" draw:id="id18" draw:layer="layout" svg:width="2.753cm" svg:height="1.173cm" svg:x="11.365cm" svg:y="11.553cm">
          <text:p/>
        </draw:rect>
        <draw:frame draw:style-name="gr68" draw:text-style-name="P7" draw:layer="layout" svg:width="2cm" svg:height="0.905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69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9" draw:layer="layout" svg:width="2.385cm" svg:height="0.905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0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31" draw:id="id31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30" draw:id="id30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29" draw:id="id29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4" draw:id="id24" draw:layer="layout" svg:width="3.445cm" svg:height="0.864cm" svg:x="10.956cm" svg:y="9.215cm">
          <text:p/>
        </draw:rect>
        <draw:frame draw:style-name="gr71" draw:text-style-name="P7" draw:layer="layout" svg:width="2.711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draw:line-skew="-0.549cm" svg:x1="10.956cm" svg:y1="9.647cm" svg:x2="8.262cm" svg:y2="13.34cm" draw:start-shape="id24" draw:start-glue-point="3" draw:end-shape="id25" draw:end-glue-point="3" svg:d="M10956 9647h-3744v3693h1050" svg:viewBox="0 0 3745 3694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94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26" draw:id="id26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1.095cm" svg:x2="12.741cm" svg:y2="11.956cm" draw:start-shape="id26" draw:start-glue-point="1" draw:end-shape="id27" draw:end-glue-point="0" svg:d="M12305 11095h436v861" svg:viewBox="0 0 437 862">
          <text:p/>
        </draw:connector>
        <draw:polygon draw:style-name="gr77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78" draw:text-style-name="P22" draw:layer="layout" svg:width="1.183cm" svg:height="0.479cm" svg:x="6.897cm" svg:y="8.474cm">
          <draw:text-box>
            <text:p text:style-name="P6"><text:span text:style-name="T7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28" draw:id="id28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25" draw:id="id25" draw:layer="layout" svg:width="1.798cm" svg:height="0.825cm" svg:x="8.262cm" svg:y="12.928cm">
          <text:p/>
        </draw:rect>
        <draw:frame draw:style-name="gr95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0" draw:layer="layout" svg:x1="10.256cm" svg:y1="13.403cm" svg:x2="11.233cm" svg:y2="13.404cm" draw:start-shape="id28" draw:start-glue-point="1" draw:end-shape="id29" draw:end-glue-point="3" svg:d="M10256 13403h489v1h488" svg:viewBox="0 0 978 2">
          <text:p/>
        </draw:connector>
        <draw:rect draw:style-name="gr73" draw:text-style-name="P21" xml:id="id32" draw:id="id32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0" draw:layer="layout" svg:x1="14.356cm" svg:y1="13.403cm" svg:x2="15.431cm" svg:y2="13.402cm" draw:start-shape="id30" draw:start-glue-point="1" draw:end-shape="id31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24" draw:start-glue-point="1" draw:end-shape="id32" draw:end-glue-point="0" svg:d="M14401 9647h2460v3281" svg:viewBox="0 0 2461 3282">
          <text:p/>
        </draw:connector>
        <draw:rect draw:style-name="gr58" draw:text-style-name="P20" xml:id="id27" draw:id="id27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5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0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43" draw:id="id43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40" draw:id="id4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39" draw:id="id3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38" draw:id="id3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97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3" draw:id="id33" draw:layer="layout" svg:width="3.445cm" svg:height="0.864cm" svg:x="10.956cm" svg:y="9.215cm">
          <text:p/>
        </draw:rect>
        <draw:frame draw:style-name="gr71" draw:text-style-name="P7" draw:layer="layout" svg:width="2.711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svg:x1="10.956cm" svg:y1="9.647cm" svg:x2="6.22cm" svg:y2="12.928cm" draw:start-shape="id33" draw:start-glue-point="3" draw:end-shape="id34" draw:end-glue-point="0" svg:d="M10956 9647h-4736v3281" svg:viewBox="0 0 4737 3282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98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73" draw:text-style-name="P21" xml:id="id35" draw:id="id35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1.095cm" svg:x2="12.741cm" svg:y2="11.956cm" draw:start-shape="id35" draw:start-glue-point="1" draw:end-shape="id36" draw:end-glue-point="0" svg:d="M12305 11095h436v861" svg:viewBox="0 0 437 862">
          <text:p/>
        </draw:connector>
        <draw:polygon draw:style-name="gr77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78" draw:text-style-name="P22" draw:layer="layout" svg:width="1.183cm" svg:height="0.479cm" svg:x="5.197cm" svg:y="8.374cm">
          <draw:text-box>
            <text:p text:style-name="P6"><text:span text:style-name="T7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37" draw:id="id3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draw:layer="layout" svg:width="1.798cm" svg:height="0.825cm" svg:x="8.262cm" svg:y="12.928cm">
          <text:p/>
        </draw:rect>
        <draw:frame draw:style-name="gr99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0" draw:layer="layout" svg:x1="10.256cm" svg:y1="13.403cm" svg:x2="11.233cm" svg:y2="13.404cm" draw:start-shape="id37" draw:start-glue-point="1" draw:end-shape="id38" draw:end-glue-point="3" svg:d="M10256 13403h489v1h488" svg:viewBox="0 0 978 2">
          <text:p/>
        </draw:connector>
        <draw:rect draw:style-name="gr73" draw:text-style-name="P21" xml:id="id41" draw:id="id41" draw:layer="layout" svg:width="2.321cm" svg:height="0.825cm" svg:x="15.701cm" svg:y="12.928cm">
          <text:p/>
        </draw:rect>
        <draw:frame draw:style-name="gr100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0" draw:layer="layout" svg:x1="14.356cm" svg:y1="13.403cm" svg:x2="15.431cm" svg:y2="13.402cm" draw:start-shape="id39" draw:start-glue-point="1" draw:end-shape="id40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33" draw:start-glue-point="1" draw:end-shape="id41" draw:end-glue-point="0" svg:d="M14401 9647h2460v3281" svg:viewBox="0 0 2461 3282">
          <text:p/>
        </draw:connector>
        <draw:rect draw:style-name="gr58" draw:text-style-name="P20" xml:id="id36" draw:id="id36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5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0" draw:text-style-name="P1" draw:layer="layout" svg:x1="17.856cm" svg:y1="8.483cm" svg:x2="17.024cm" svg:y2="11.135cm">
          <text:p/>
        </draw:line>
        <draw:custom-shape draw:style-name="gr82" draw:text-style-name="P23" xml:id="id42" draw:id="id42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34" draw:id="id34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0" draw:layer="layout" svg:x1="7.455cm" svg:y1="13.403cm" svg:x2="8.03cm" svg:y2="13.402cm" draw:start-shape="id42" draw:start-glue-point="1" draw:end-shape="id43" draw:end-glue-point="3" svg:d="M7455 13403h288v-1h287" svg:viewBox="0 0 576 2">
          <text:p/>
        </draw:connector>
        <draw:frame draw:style-name="gr88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0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D0D0D9A3FB44DAFF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200000230000C97E0000D0BDD269ED17027E609C.wmf" xlink:type="simple" xlink:show="embed" xlink:actuate="onLoad">
          <text:p/>
        </draw:image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tion Plan</dc:title>
    <meta:initial-creator>Alessandro Pasetti</meta:initial-creator>
    <meta:creation-date>1999-11-07T09:58:42</meta:creation-date>
    <dc:date>2019-05-18T21:32:38.790844463</dc:date>
    <meta:print-date>2000-01-20T13:49:02</meta:print-date>
    <meta:editing-cycles>632</meta:editing-cycles>
    <meta:editing-duration>P19DT12H17M59S</meta:editing-duration>
    <meta:document-statistic meta:object-count="418"/>
    <meta:user-defined meta:name="Info 1"/>
    <meta:user-defined meta:name="Info 2"/>
    <meta:user-defined meta:name="Info 3"/>
    <meta:user-defined meta:name="Info 4"/>
  </office:meta>
</office:document-meta>
</file>